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5cm" fo:min-width="7.75cm"/>
    </style:style>
    <style:style style:name="gr2" style:family="graphic" style:parent-style-name="standard">
      <style:graphic-properties draw:textarea-horizontal-align="justify" draw:textarea-vertical-align="middle" draw:auto-grow-height="false" fo:min-height="3.5cm" fo:min-width="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1.75cm"/>
    </style:style>
    <style:style style:name="gr13" style:family="graphic" style:parent-style-name="standard">
      <style:graphic-properties draw:textarea-horizontal-align="justify" draw:textarea-vertical-align="middle" draw:auto-grow-height="false" fo:min-height="1.5cm" fo:min-width="2.25cm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7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.97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25cm" fo:min-width="1.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  <style:paragraph-properties style:writing-mode="lr-tb"/>
    </style:style>
    <style:style style:name="gr21" style:family="graphic" style:parent-style-name="standard">
      <style:graphic-properties draw:opacity="33%" draw:textarea-horizontal-align="justify" draw:textarea-vertical-align="middle" draw:auto-grow-height="false" fo:min-height="11.5cm" fo:min-width="24cm"/>
    </style:style>
    <style:style style:name="gr22" style:family="graphic" style:parent-style-name="standard">
      <style:graphic-properties draw:textarea-horizontal-align="justify" draw:textarea-vertical-align="middle" draw:auto-grow-height="false" fo:min-height="3.5cm" fo:min-width="5.2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3cm" fo:min-width="9cm"/>
    </style:style>
    <style:style style:name="gr24" style:family="graphic" style:parent-style-name="standard">
      <style:graphic-properties draw:textarea-horizontal-align="justify" draw:textarea-vertical-align="middle" draw:auto-grow-height="false" fo:min-height="1.25cm" fo:min-width="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33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cm" svg:height="6.75cm" svg:x="1.2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75cm" svg:x="21.7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75cm" svg:x="21.7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481cm" svg:height="0.962cm" svg:x="21.25cm" svg:y="5.5cm">
          <draw:text-box>
            <text:p>Google server</text:p>
          </draw:text-box>
        </draw:frame>
        <draw:frame draw:style-name="gr4" draw:text-style-name="P2" draw:layer="layout" svg:width="5.222cm" svg:height="0.962cm" svg:x="21.25cm" svg:y="14.25cm">
          <draw:text-box>
            <text:p>Facebook server</text:p>
          </draw:text-box>
        </draw:frame>
        <draw:frame draw:style-name="gr5" draw:text-style-name="P2" draw:layer="layout" svg:width="2.826cm" svg:height="0.962cm" svg:x="1.5cm" svg:y="10cm">
          <draw:text-box>
            <text:p>Browser</text:p>
          </draw:text-box>
        </draw:frame>
        <draw:frame draw:style-name="gr6" draw:text-style-name="P2" draw:layer="layout" svg:width="3.918cm" svg:height="0.962cm" svg:x="1.75cm" svg:y="3.5cm">
          <draw:text-box>
            <text:p>Google.com</text:p>
          </draw:text-box>
        </draw:frame>
        <draw:frame draw:style-name="gr6" draw:text-style-name="P2" draw:layer="layout" svg:width="3.918cm" svg:height="0.962cm" svg:x="22.25cm" svg:y="6.25cm">
          <draw:text-box>
            <text:p>Google.com</text:p>
          </draw:text-box>
        </draw:frame>
        <draw:frame draw:style-name="gr7" draw:text-style-name="P2" draw:layer="layout" svg:width="4.659cm" svg:height="0.962cm" svg:x="22.5cm" svg:y="15.25cm">
          <draw:text-box>
            <text:p>Facebook.com</text:p>
          </draw:text-box>
        </draw:frame>
        <draw:line draw:style-name="gr8" draw:text-style-name="P3" draw:layer="layout" svg:x1="9.25cm" svg:y1="5.25cm" svg:x2="21.75cm" svg:y2="4.75cm">
          <text:p/>
        </draw:line>
        <draw:line draw:style-name="gr9" draw:text-style-name="P3" draw:layer="layout" svg:x1="21.75cm" svg:y1="3.25cm" svg:x2="7.75cm" svg:y2="4.5cm">
          <text:p/>
        </draw:line>
        <draw:frame draw:style-name="gr7" draw:text-style-name="P2" draw:layer="layout" svg:width="4.659cm" svg:height="0.962cm" svg:x="3.5cm" svg:y="5.75cm">
          <draw:text-box>
            <text:p>Facebook.com</text:p>
          </draw:text-box>
        </draw:frame>
        <draw:line draw:style-name="gr10" draw:text-style-name="P3" draw:layer="layout" svg:x1="8.75cm" svg:y1="6.25cm" svg:x2="21.75cm" svg:y2="11.75cm">
          <text:p/>
        </draw:line>
        <draw:line draw:style-name="gr11" draw:text-style-name="P3" draw:layer="layout" svg:x1="21.5cm" svg:y1="12.75cm" svg:x2="8.5cm" svg:y2="7.5cm">
          <text:p/>
        </draw:line>
        <draw:custom-shape draw:style-name="gr12" draw:text-style-name="P1" draw:layer="layout" svg:width="2.25cm" svg:height="2cm" svg:x="24.25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75cm" svg:height="1.75cm" svg:x="24.75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cm" svg:x="25.25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25cm" svg:height="2cm" svg:x="24.912cm" svg:y="11.6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75cm" svg:height="1.75cm" svg:x="25.412cm" svg:y="12.1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cm" svg:x="25.912cm" svg:y="12.638cm">
          <text:p/>
          <draw:enhanced-geometry svg:viewBox="0 0 21600 21600" draw:type="rectangle" draw:enhanced-path="M 0 0 L 21600 0 21600 21600 0 21600 0 0 Z N"/>
        </draw:custom-shape>
        <draw:path draw:style-name="gr9" draw:text-style-name="P3" draw:layer="layout" svg:width="2.606cm" svg:height="0.699cm" svg:x="21.906cm" svg:y="4.047cm" svg:viewBox="0 0 2607 700" svg:d="M0 700c723-136 1439-317 2140-545l467-155">
          <text:p/>
        </draw:path>
        <draw:path draw:style-name="gr9" draw:text-style-name="P3" draw:layer="layout" svg:width="3.423cm" svg:height="0.236cm" svg:x="21.05cm" svg:y="3.152cm" svg:viewBox="0 0 3424 237" svg:d="M3424 233c-600 25-1194-71-1790-116l-856-39-467-78-311 233">
          <text:p/>
        </draw:path>
        <draw:line draw:style-name="gr9" draw:text-style-name="P3" draw:layer="layout" svg:x1="14.75cm" svg:y1="1.25cm" svg:x2="14.75cm" svg:y2="19.75cm">
          <text:p/>
        </draw:line>
        <draw:frame draw:style-name="gr15" draw:text-style-name="P2" draw:layer="layout" svg:width="3.038cm" svg:height="0.962cm" svg:x="3.25cm" svg:y="15.75cm">
          <draw:text-box>
            <text:p>Frontend</text:p>
          </draw:text-box>
        </draw:frame>
        <draw:frame draw:style-name="gr16" draw:text-style-name="P2" draw:layer="layout" svg:width="2.966cm" svg:height="0.962cm" svg:x="18.25cm" svg:y="17cm">
          <draw:text-box>
            <text:p>Backend</text:p>
          </draw:text-box>
        </draw:frame>
        <draw:path draw:style-name="gr9" draw:text-style-name="P3" draw:layer="layout" svg:width="3.617cm" svg:height="3.035cm" svg:x="5.564cm" svg:y="8.132cm" svg:viewBox="0 0 3618 3036" svg:d="M0 2257c1018-1003 2811 2280 2840-117l700-1867 78-273">
          <text:p/>
        </draw:path>
      </draw:page>
      <draw:page draw:name="page2" draw:style-name="dp1" draw:master-page-name="Default">
        <draw:custom-shape draw:style-name="gr1" draw:text-style-name="P1" draw:layer="layout" svg:width="8.25cm" svg:height="6.75cm" svg:x="1.2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75cm" svg:x="21.7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75cm" svg:x="21.7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481cm" svg:height="0.962cm" svg:x="21.25cm" svg:y="5.5cm">
          <draw:text-box>
            <text:p>Google server</text:p>
          </draw:text-box>
        </draw:frame>
        <draw:frame draw:style-name="gr4" draw:text-style-name="P2" draw:layer="layout" svg:width="5.222cm" svg:height="0.962cm" svg:x="21.25cm" svg:y="14.25cm">
          <draw:text-box>
            <text:p>Facebook server</text:p>
          </draw:text-box>
        </draw:frame>
        <draw:frame draw:style-name="gr5" draw:text-style-name="P2" draw:layer="layout" svg:width="2.826cm" svg:height="0.962cm" svg:x="1.5cm" svg:y="10cm">
          <draw:text-box>
            <text:p>Browser</text:p>
          </draw:text-box>
        </draw:frame>
        <draw:frame draw:style-name="gr6" draw:text-style-name="P2" draw:layer="layout" svg:width="3.918cm" svg:height="0.962cm" svg:x="1.75cm" svg:y="3.5cm">
          <draw:text-box>
            <text:p>Google.com</text:p>
          </draw:text-box>
        </draw:frame>
        <draw:frame draw:style-name="gr6" draw:text-style-name="P2" draw:layer="layout" svg:width="3.918cm" svg:height="0.962cm" svg:x="22.25cm" svg:y="6.25cm">
          <draw:text-box>
            <text:p>Google.com</text:p>
          </draw:text-box>
        </draw:frame>
        <draw:frame draw:style-name="gr7" draw:text-style-name="P2" draw:layer="layout" svg:width="4.659cm" svg:height="0.962cm" svg:x="22.5cm" svg:y="15.25cm">
          <draw:text-box>
            <text:p>Facebook.com</text:p>
          </draw:text-box>
        </draw:frame>
        <draw:line draw:style-name="gr8" draw:text-style-name="P3" draw:layer="layout" svg:x1="9.25cm" svg:y1="5.25cm" svg:x2="21.75cm" svg:y2="4.75cm">
          <text:p/>
        </draw:line>
        <draw:line draw:style-name="gr9" draw:text-style-name="P3" draw:layer="layout" svg:x1="21.75cm" svg:y1="3.25cm" svg:x2="7.75cm" svg:y2="4.5cm">
          <text:p/>
        </draw:line>
        <draw:frame draw:style-name="gr7" draw:text-style-name="P2" draw:layer="layout" svg:width="4.659cm" svg:height="0.962cm" svg:x="3.5cm" svg:y="5.75cm">
          <draw:text-box>
            <text:p>Facebook.com</text:p>
          </draw:text-box>
        </draw:frame>
        <draw:line draw:style-name="gr10" draw:text-style-name="P3" draw:layer="layout" svg:x1="8.75cm" svg:y1="6.25cm" svg:x2="21.75cm" svg:y2="11.75cm">
          <text:p/>
        </draw:line>
        <draw:line draw:style-name="gr11" draw:text-style-name="P3" draw:layer="layout" svg:x1="21.5cm" svg:y1="12.75cm" svg:x2="8.5cm" svg:y2="7.5cm">
          <text:p/>
        </draw:line>
        <draw:custom-shape draw:style-name="gr12" draw:text-style-name="P1" draw:layer="layout" svg:width="2.25cm" svg:height="2cm" svg:x="24.25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75cm" svg:height="1.75cm" svg:x="24.75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cm" svg:x="25.25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25cm" svg:height="2cm" svg:x="24.912cm" svg:y="11.6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75cm" svg:height="1.75cm" svg:x="25.412cm" svg:y="12.1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cm" svg:x="25.912cm" svg:y="12.638cm">
          <text:p/>
          <draw:enhanced-geometry svg:viewBox="0 0 21600 21600" draw:type="rectangle" draw:enhanced-path="M 0 0 L 21600 0 21600 21600 0 21600 0 0 Z N"/>
        </draw:custom-shape>
        <draw:path draw:style-name="gr9" draw:text-style-name="P3" draw:layer="layout" svg:width="2.606cm" svg:height="0.699cm" svg:x="21.906cm" svg:y="4.047cm" svg:viewBox="0 0 2607 700" svg:d="M0 700c723-136 1439-317 2140-545l467-155">
          <text:p/>
        </draw:path>
        <draw:path draw:style-name="gr9" draw:text-style-name="P3" draw:layer="layout" svg:width="3.423cm" svg:height="0.236cm" svg:x="21.05cm" svg:y="3.152cm" svg:viewBox="0 0 3424 237" svg:d="M3424 233c-600 25-1194-71-1790-116l-856-39-467-78-311 233">
          <text:p/>
        </draw:path>
        <draw:line draw:style-name="gr9" draw:text-style-name="P3" draw:layer="layout" svg:x1="14.75cm" svg:y1="1.25cm" svg:x2="14.75cm" svg:y2="19.75cm">
          <text:p/>
        </draw:line>
        <draw:frame draw:style-name="gr15" draw:text-style-name="P2" draw:layer="layout" svg:width="3.038cm" svg:height="0.962cm" svg:x="3.25cm" svg:y="15.75cm">
          <draw:text-box>
            <text:p>Frontend</text:p>
          </draw:text-box>
        </draw:frame>
        <draw:frame draw:style-name="gr16" draw:text-style-name="P2" draw:layer="layout" svg:width="2.966cm" svg:height="0.962cm" svg:x="18.25cm" svg:y="17cm">
          <draw:text-box>
            <text:p>Backend</text:p>
          </draw:text-box>
        </draw:frame>
        <draw:path draw:style-name="gr9" draw:text-style-name="P3" draw:layer="layout" svg:width="3.617cm" svg:height="3.035cm" svg:x="5.564cm" svg:y="8.132cm" svg:viewBox="0 0 3618 3036" svg:d="M0 2257c1018-1003 2811 2280 2840-117l700-1867 78-273">
          <text:p/>
        </draw:path>
        <draw:frame draw:style-name="gr17" draw:text-style-name="P2" draw:layer="layout" svg:width="2.229cm" svg:height="2.384cm" svg:x="6cm" svg:y="11.5cm">
          <draw:text-box>
            <text:p>HTML</text:p>
            <text:p>CSS</text:p>
            <text:p>JS</text:p>
          </draw:text-box>
        </draw:frame>
        <draw:frame draw:style-name="gr18" draw:text-style-name="P2" draw:layer="layout" svg:width="2.475cm" svg:height="5.939cm" svg:x="15.75cm" svg:y="12cm">
          <draw:text-box>
            <text:p>JAVA</text:p>
            <text:p>.Net</text:p>
            <text:p>Python</text:p>
            <text:p>Nodejs</text:p>
            <text:p>Php</text:p>
            <text:p>...</text:p>
            <text:p>...</text:p>
            <text:p>...</text:p>
          </draw:text-box>
        </draw:frame>
        <draw:custom-shape draw:style-name="gr19" draw:text-style-name="P1" draw:layer="layout" svg:width="1.7cm" svg:height="2.5cm" svg:x="27cm" svg:y="6.75cm">
          <text:p/>
          <draw:enhanced-geometry svg:viewBox="0 0 21600 21600" draw:type="rectangle" draw:enhanced-path="M 0 0 L 21600 0 21600 21600 0 21600 0 0 Z N"/>
        </draw:custom-shape>
        <draw:path draw:style-name="gr9" draw:text-style-name="P3" draw:layer="layout" svg:width="0.32cm" svg:height="1.939cm" svg:x="28.148cm" svg:y="4.834cm" svg:viewBox="0 0 321 1940" svg:d="M3 0c17 545-76 1102 177 1622l141 318">
          <text:p/>
        </draw:path>
        <draw:frame draw:style-name="gr20" draw:text-style-name="P2" draw:layer="layout" svg:width="3.139cm" svg:height="0.962cm" svg:x="26.75cm" svg:y="7.25cm">
          <draw:text-box>
            <text:p>mongodb</text:p>
          </draw:text-box>
        </draw:frame>
      </draw:page>
      <draw:page draw:name="page3" draw:style-name="dp1" draw:master-page-name="Default">
        <draw:custom-shape draw:style-name="gr21" draw:text-style-name="P4" draw:layer="layout" svg:width="24.5cm" svg:height="11.75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5.75cm" svg:height="3.75cm" svg:x="4cm" svg:y="3.75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9.5cm" svg:height="3.25cm" svg:x="14.5cm" svg:y="9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cm" svg:x="17.75cm" svg:y="10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5cm" svg:height="1.5cm" svg:x="18.5cm" svg:y="10.75cm">
          <text:p/>
          <draw:enhanced-geometry svg:viewBox="0 0 21600 21600" draw:type="rectangle" draw:enhanced-path="M 0 0 L 21600 0 21600 21600 0 21600 0 0 Z N"/>
        </draw:custom-shape>
        <draw:path draw:style-name="gr9" draw:text-style-name="P3" draw:layer="layout" svg:width="7.32cm" svg:height="8.157cm" draw:transform="skewX (-6.23774152173136E-017) rotate (1.89246050793745) translate (11.6743773179462cm 13.5261314749602cm)" svg:viewBox="0 0 7321 8158" svg:d="M0 8158c1069-910 2407-360 3566-868 1241-544 1751-1910 2270-3044l387-952 1014-3044 84-250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1T10:18:43.422070259</meta:creation-date>
    <dc:date>2022-11-11T11:39:51.334209634</dc:date>
    <meta:editing-duration>PT28M20S</meta:editing-duration>
    <meta:editing-cycles>3</meta:editing-cycles>
    <meta:generator>LibreOffice/7.3.6.2$Linux_X86_64 LibreOffice_project/30$Build-2</meta:generator>
    <meta:document-statistic meta:object-count="63"/>
  </office:meta>
</office:document-meta>
</file>